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14506090C5F6BAEFC20.png" manifest:media-type="image/png"/>
  <manifest:file-entry manifest:full-path="Pictures/10008A090000514500002194D30217607B79E9D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a93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2a6099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04cm" svg:height="8.595cm" svg:x="1.6cm" svg:y="0.4cm">
          <draw:image xlink:href="Pictures/10008A090000514500002194D30217607B79E9DD.svg" xlink:type="simple" xlink:show="embed" xlink:actuate="onLoad" loext:mime-type="image/svg+xml">
            <text:p/>
          </draw:image>
          <draw:image xlink:href="Pictures/10000201000003120000014506090C5F6BAEFC20.png" xlink:type="simple" xlink:show="embed" xlink:actuate="onLoad" loext:mime-type="image/png"/>
          <svg:desc>Produced by GNUPLOT 4.4 patchlevel 0 octave-mingw32 </svg:desc>
        </draw:frame>
        <draw:line draw:style-name="gr2" draw:text-style-name="P2" draw:layer="layout" svg:x1="1.743cm" svg:y1="9.017cm" svg:x2="1.743cm" svg:y2="3.256cm">
          <text:p/>
        </draw:line>
        <draw:line draw:style-name="gr2" draw:text-style-name="P2" draw:layer="layout" svg:x1="22.161cm" svg:y1="6.265cm" svg:x2="23.12cm" svg:y2="6.265cm">
          <text:p/>
        </draw:line>
        <draw:g>
          <svg:title>TexMaths</svg:title>
          <svg:desc>26§display§t§svg§600§FALSE§</svg:desc>
          <draw:g>
            <draw:path draw:style-name="gr3" draw:text-style-name="P3" draw:layer="layout" svg:width="0.203cm" svg:height="0.483cm" svg:x="22.701cm" svg:y="6.708cm" svg:viewBox="0 0 204 484" svg:d="M101 484c-34 0-67 0-101 0 0-161 0-323 0-484 68 0 136 0 204 0 0 161 0 323 0 484-34 0-69 0-103 0z">
              <text:p/>
            </draw:path>
            <draw:path draw:style-name="gr4" draw:text-style-name="P4" draw:layer="layout" svg:width="0.276cm" svg:height="0.576cm" svg:x="22.676cm" svg:y="6.662cm" svg:viewBox="0 0 277 577" svg:d="M165 205c28 0 56 0 83 0 18 0 29 0 29-19 0-10-11-10-26-10-26 0-52 0-78 0 31-127 36-145 36-150 0-16-10-26-25-26-3 0-29 3-37 34-12 47-24 95-36 142-27 0-55 0-83 0-18 0-28 0-28 18 0 11 8 11 26 11 26 0 52 0 77 0-64 256-67 271-67 289 0 50 34 83 83 83 93 0 142-132 142-140 0-7-5-7-10-7-8 0-8 2-13 10-39 96-85 117-116 117-21 0-29-11-29-42 0-21 3-28 5-44 23-89 45-178 67-266z">
              <text:p/>
            </draw:path>
          </draw:g>
        </draw:g>
        <draw:g>
          <svg:title>TexMaths</svg:title>
          <svg:desc>24§display§i(t)§svg§600§FALSE§</svg:desc>
          <draw:g>
            <draw:path draw:style-name="gr3" draw:text-style-name="P3" draw:layer="layout" svg:width="1.075cm" svg:height="0.751cm" svg:x="0.243cm" svg:y="3.269cm" svg:viewBox="0 0 1076 752" svg:d="M0 0c359 0 717 0 1076 0 0 251 0 501 0 752-359 0-717 0-1076 0 0-251 0-501 0-752z">
              <text:p/>
            </draw:path>
            <draw:path draw:style-name="gr4" draw:text-style-name="P4" draw:layer="layout" svg:width="0.222cm" svg:height="0.562cm" svg:x="0.224cm" svg:y="3.3cm" svg:viewBox="0 0 223 563" svg:d="M216 31c0-17-12-31-32-31-23 0-45 22-45 45 0 15 12 29 31 29s46-19 46-43zM151 345c10-24 10-27 19-48 5-17 10-29 10-46 0-36-27-67-70-67-79 0-110 122-110 130 0 7 6 4 10 7 9 0 9-3 14-15 22-79 55-105 84-105 7 0 21 0 21 29 0 17-4 33-9 43-7 21-43 120-58 156-7 21-19 47-19 67 0 38 29 67 70 67 79 0 110-120 110-130 0-7-7-7-10-7-9 0-9 3-14 15-15 52-43 105-86 105-12 0-20-10-20-29 0-21 5-33 24-84 12-29 23-59 34-88z">
              <text:p/>
            </draw:path>
            <draw:path draw:style-name="gr4" draw:text-style-name="P4" draw:layer="layout" svg:width="0.195cm" svg:height="0.837cm" svg:x="0.571cm" svg:y="3.226cm" svg:viewBox="0 0 196 838" svg:d="M196 828c0-2 0-2-14-16-105-106-132-264-132-393 0-146 31-292 134-397 12-10 12-10 12-15s-4-7-9-7c-7 0-84 57-132 163-43 93-55 187-55 256 0 65 10 168 58 261 50 103 122 158 129 158 5 0 9-2 9-10z">
              <text:p/>
            </draw:path>
            <draw:path draw:style-name="gr4" draw:text-style-name="P4" draw:layer="layout" svg:width="0.258cm" svg:height="0.533cm" svg:x="0.835cm" svg:y="3.329cm" svg:viewBox="0 0 259 534" svg:d="M153 189c27 0 53 0 79 0 17 0 27 3 27-17 0-7-10-7-24-7-25 0-50 0-74 0 31-120 33-136 33-141 0-14-10-24-24-24-2 0-26 2-33 31-11 45-21 90-32 134-26 0-52 0-79 0-16 0-26 0-26 15 0 12 7 9 24 9 25 0 49 0 74 0-60 240-64 254-64 268 0 46 33 77 76 77 86 0 134-122 134-129 0-8-7-8-9-8-7 0-10 3-12 12-36 87-82 108-110 108-17 0-27-12-27-38 0-22 3-26 5-41 21-83 42-166 62-249z">
              <text:p/>
            </draw:path>
            <draw:path draw:style-name="gr4" draw:text-style-name="P4" draw:layer="layout" svg:width="0.193cm" svg:height="0.837cm" svg:x="1.168cm" svg:y="3.226cm" svg:viewBox="0 0 194 838" svg:d="M194 419c0-65-10-168-55-261-50-103-122-158-132-158-5 0-7 2-7 7s0 5 14 22c84 81 132 215 132 390 0 144-31 290-136 397-10 10-10 10-10 12 0 8 2 10 7 10 10 0 84-57 134-163 43-93 53-187 53-256z">
              <text:p/>
            </draw:path>
          </draw:g>
        </draw:g>
        <draw:g>
          <svg:title>TexMaths</svg:title>
          <svg:desc>24§display§i_a(t)§svg§600§FALSE§</svg:desc>
          <draw:g>
            <draw:path draw:style-name="gr3" draw:text-style-name="P3" draw:layer="layout" svg:width="1.485cm" svg:height="0.753cm" svg:x="25.038cm" svg:y="0.805cm" svg:viewBox="0 0 1486 754" svg:d="M743 754c-248 0-495 0-743 0 0-251 0-503 0-754 495 0 991 0 1486 0 0 251 0 503 0 754-248 0-495 0-743 0z">
              <text:p/>
            </draw:path>
            <draw:path draw:style-name="gr4" draw:text-style-name="P4" draw:layer="layout" svg:width="0.222cm" svg:height="0.564cm" svg:x="25.019cm" svg:y="0.836cm" svg:viewBox="0 0 223 565" svg:d="M216 31c0-17-12-31-31-31-24 0-46 24-46 45 0 17 12 32 31 32s46-20 46-46zM151 347c10-24 10-26 19-48 7-17 12-29 12-45 0-39-29-70-69-70-79 0-113 122-113 130 0 9 10 9 12 9 7 0 7-2 12-17 24-79 57-103 86-103 5 0 19 0 19 27 0 17-4 36-7 43-7 21-45 120-60 155-7 22-19 51-19 67 0 41 29 70 70 70 79 0 110-122 110-129 0-8-7-8-10-8-9 0-9 3-12 15-16 52-43 103-86 103-14 0-22-7-22-27 0-21 5-33 27-83 10-30 21-59 31-89z">
              <text:p/>
            </draw:path>
            <draw:path draw:style-name="gr4" draw:text-style-name="P4" draw:layer="layout" svg:width="0.299cm" svg:height="0.262cm" svg:x="25.321cm" svg:y="1.26cm" svg:viewBox="0 0 300 263" svg:d="M213 34c-12-20-33-34-60-34-76 0-153 81-153 165 0 58 38 98 89 98 33 0 60-16 84-40 12 36 45 40 59 40 22 0 36-12 48-31 12-21 20-55 20-57 0-10-5-7-8-10-9 0-9 3-14 19-7 29-17 63-43 63-15 0-19-12-19-29 0-10 4-31 9-46 5-16 10-40 12-52 4-15 8-31 12-46 5-14 12-43 12-45 0-12-12-19-21-19-10 0-24 7-27 24zM175 184c-5 17-17 29-29 41-7 2-29 22-55 22-22 0-43-15-43-56 0-31 17-95 31-119 26-48 58-58 74-58 41 0 51 46 51 53 0 2 0 5 0 7-10 37-19 74-29 110z">
              <text:p/>
            </draw:path>
            <draw:path draw:style-name="gr4" draw:text-style-name="P4" draw:layer="layout" svg:width="0.193cm" svg:height="0.839cm" svg:x="25.776cm" svg:y="0.762cm" svg:viewBox="0 0 194 840" svg:d="M194 831c0-3 0-3-14-17-106-108-132-266-132-393 0-148 31-294 137-397 9-12 9-12 9-14 0-8-2-10-7-10-10 0-84 57-134 165-43 91-53 184-53 256 0 65 10 165 55 261 50 103 122 158 132 158 5 0 7-2 7-9z">
              <text:p/>
            </draw:path>
            <draw:path draw:style-name="gr4" draw:text-style-name="P4" draw:layer="layout" svg:width="0.255cm" svg:height="0.533cm" svg:x="26.04cm" svg:y="0.867cm" svg:viewBox="0 0 256 534" svg:d="M153 189c27 0 53 0 79 0 17 0 24 0 24-17 0-9-7-9-21-9-25 0-50 0-74 0 28-120 33-137 33-141 0-15-9-22-24-22-2 0-26 0-33 29-12 44-23 89-34 134-26 0-53 0-79 0-17 0-24 0-24 17 0 9 5 9 22 9 24 0 49 0 74 0-60 237-62 251-62 268 0 46 31 77 76 77 87 0 134-122 134-129 0-8-7-8-9-8-10 0-10 3-15 10-35 88-79 108-107 108-20 0-27-10-27-39 0-19 0-26 5-40 21-83 42-165 62-247z">
              <text:p/>
            </draw:path>
            <draw:path draw:style-name="gr4" draw:text-style-name="P4" draw:layer="layout" svg:width="0.196cm" svg:height="0.839cm" svg:x="26.371cm" svg:y="0.762cm" svg:viewBox="0 0 197 840" svg:d="M197 421c0-67-10-167-56-263-50-103-124-158-131-158-5 0-10 5-10 10 0 2 0 2 17 19 81 81 129 215 129 392 0 142-31 290-134 395-12 12-12 12-12 15 0 4 5 9 10 9 7 0 83-57 134-165 43-91 53-184 53-254z">
              <text:p/>
            </draw:path>
          </draw:g>
        </draw:g>
        <draw:g>
          <svg:title>TexMaths</svg:title>
          <svg:desc>24§display§i_b(t)§svg§600§FALSE§</svg:desc>
          <draw:g>
            <draw:path draw:style-name="gr3" draw:text-style-name="P3" draw:layer="layout" svg:width="1.415cm" svg:height="0.753cm" svg:x="25.038cm" svg:y="1.805cm" svg:viewBox="0 0 1416 754" svg:d="M707 754c-236 0-471 0-707 0 0-251 0-503 0-754 472 0 944 0 1416 0 0 251 0 503 0 754-237 0-473 0-709 0z">
              <text:p/>
            </draw:path>
            <draw:path draw:style-name="gr4" draw:text-style-name="P4" draw:layer="layout" svg:width="0.222cm" svg:height="0.564cm" svg:x="25.019cm" svg:y="1.836cm" svg:viewBox="0 0 223 565" svg:d="M216 31c0-17-12-31-32-31-23 0-45 24-45 45 0 17 12 32 31 32s46-20 46-46zM151 347c10-24 10-26 19-48 7-17 12-29 12-45 0-39-29-70-69-70-79 0-113 122-113 130 0 9 10 9 12 9 7 0 7-2 12-17 24-79 57-103 86-103 5 0 19 0 19 27 0 17-4 36-7 43-7 21-45 120-60 155-7 22-19 51-19 67 0 41 29 70 70 70 79 0 110-122 110-129 0-8-7-8-10-8-9 0-9 3-12 15-17 52-43 103-86 103-14 0-22-7-22-27 0-21 5-33 27-83 10-30 21-59 31-89z">
              <text:p/>
            </draw:path>
            <draw:path draw:style-name="gr4" draw:text-style-name="P4" draw:layer="layout" svg:width="0.239cm" svg:height="0.413cm" svg:x="25.323cm" svg:y="2.109cm" svg:viewBox="0 0 240 414" svg:d="M117 19c0-2 2-6 3-9 0-3-3-10-10-10-12 0-60 5-74 7-5 0-14 0-14 15 0 7 9 7 16 7 27 0 27 5 27 9 0 3-5 27-10 41-4 18-8 35-12 53-5 21-38 148-38 158-5 14-5 21-5 28 0 58 38 96 86 96 75 0 154-79 154-167 0-67-48-96-89-96-31 0-58 17-74 31 13-54 27-109 40-163zM89 397c-29 0-46-24-46-59 0-22 5-41 22-108 2-12 2-12 14-24 22-26 48-41 70-41 23 0 43 17 43 58 0 24-12 83-31 119-12 29-44 55-72 55z">
              <text:p/>
            </draw:path>
            <draw:path draw:style-name="gr4" draw:text-style-name="P4" draw:layer="layout" svg:width="0.193cm" svg:height="0.839cm" svg:x="25.706cm" svg:y="1.762cm" svg:viewBox="0 0 194 840" svg:d="M194 831c0-3 0-3-14-17-106-108-132-266-132-395 0-146 33-292 136-395 10-12 10-12 10-14 0-8-2-10-7-10-10 0-84 57-134 165-43 91-53 184-53 254 0 67 10 167 55 263 50 103 122 158 132 158 5 0 7-2 7-9z">
              <text:p/>
            </draw:path>
            <draw:path draw:style-name="gr4" draw:text-style-name="P4" draw:layer="layout" svg:width="0.255cm" svg:height="0.533cm" svg:x="25.97cm" svg:y="1.867cm" svg:viewBox="0 0 256 534" svg:d="M153 189c27 0 53 0 79 0 17 0 24 0 24-17 0-9-7-9-21-9-25 0-50 0-74 0 28-120 33-137 33-141 0-15-10-22-24-22-2 0-26 0-33 29-12 44-23 89-34 134-26 0-53 0-79 0-17 0-24 0-24 17 0 9 5 9 24 9 24 0 48 0 72 0-60 237-62 251-62 268 0 46 31 77 76 77 86 0 134-122 134-129 0-8-7-8-9-8-10 0-10 3-15 10-36 88-79 108-107 108-20 0-27-10-27-39 0-19 3-26 5-40 21-83 42-165 62-247z">
              <text:p/>
            </draw:path>
            <draw:path draw:style-name="gr4" draw:text-style-name="P4" draw:layer="layout" svg:width="0.195cm" svg:height="0.839cm" svg:x="26.301cm" svg:y="1.762cm" svg:viewBox="0 0 196 840" svg:d="M196 419c0-65-9-165-55-261-50-103-124-158-131-158-5 0-10 5-10 10 0 2 0 2 17 19 81 81 129 215 129 390 0 144-31 292-134 397-12 12-12 12-12 15 0 4 5 9 10 9 7 0 83-57 134-165 43-91 52-184 52-256z">
              <text:p/>
            </draw:path>
          </draw:g>
        </draw:g>
        <draw:g>
          <svg:title>TexMaths</svg:title>
          <svg:desc>24§display§i_c(t)§svg§600§FALSE§</svg:desc>
          <draw:g>
            <draw:path draw:style-name="gr3" draw:text-style-name="P3" draw:layer="layout" svg:width="1.42cm" svg:height="0.753cm" svg:x="25.039cm" svg:y="2.805cm" svg:viewBox="0 0 1421 754" svg:d="M712 754c-238 0-475 0-712 0 0-251 0-503 0-754 474 0 947 0 1421 0 0 251 0 503 0 754-237 0-473 0-709 0z">
              <text:p/>
            </draw:path>
            <draw:path draw:style-name="gr4" draw:text-style-name="P4" draw:layer="layout" svg:width="0.222cm" svg:height="0.564cm" svg:x="25.02cm" svg:y="2.836cm" svg:viewBox="0 0 223 565" svg:d="M216 31c0-17-12-31-32-31-23 0-45 24-45 45 0 17 12 32 31 32s46-20 46-46zM151 347c10-24 10-26 19-48 7-17 12-29 12-45 0-39-29-70-69-70-79 0-113 122-113 130 0 9 10 9 12 9 7 0 7-2 12-17 24-79 57-103 86-103 5 0 19 0 19 27 0 17-4 36-7 43-7 21-45 120-60 155-7 22-19 51-19 67 0 41 29 70 70 70 79 0 110-122 110-129 0-8-7-8-10-8-9 0-9 3-12 15-17 52-43 103-86 103-14 0-22-7-22-27 0-21 5-33 27-83 10-30 21-59 31-89z">
              <text:p/>
            </draw:path>
            <draw:path draw:style-name="gr4" draw:text-style-name="P4" draw:layer="layout" svg:width="0.255cm" svg:height="0.262cm" svg:x="25.322cm" svg:y="3.26cm" svg:viewBox="0 0 256 263" svg:d="M223 34c-22 2-31 19-31 31 0 16 12 24 24 24s33-10 33-39c0-40-45-50-79-50-86 0-170 79-170 160 0 53 36 103 110 103 98 0 146-57 146-67 0-2-4-9-9-9s-5 2-10 7c-48 53-115 53-127 53-41 0-60-29-60-65 0-17 8-81 39-122 21-29 52-46 81-46 10 0 38 3 53 20z">
              <text:p/>
            </draw:path>
            <draw:path draw:style-name="gr4" draw:text-style-name="P4" draw:layer="layout" svg:width="0.193cm" svg:height="0.839cm" svg:x="25.712cm" svg:y="2.762cm" svg:viewBox="0 0 194 840" svg:d="M194 831c0-3 0-3-14-17-106-108-132-266-132-395 0-146 33-292 136-395 10-12 10-12 10-14 0-8-2-10-7-10-10 0-84 57-134 165-43 91-53 184-53 254 0 67 10 167 55 263 50 103 122 158 132 158 5 0 7-2 7-9z">
              <text:p/>
            </draw:path>
            <draw:path draw:style-name="gr4" draw:text-style-name="P4" draw:layer="layout" svg:width="0.255cm" svg:height="0.533cm" svg:x="25.976cm" svg:y="2.867cm" svg:viewBox="0 0 256 534" svg:d="M153 189c27 0 53 0 79 0 17 0 24 0 24-17 0-9-7-9-21-9-25 0-50 0-74 0 28-120 33-137 33-141 0-15-10-22-24-22-2 0-26 0-33 29-12 44-23 89-34 134-26 0-53 0-79 0-17 0-24 0-24 17 0 9 5 9 24 9 24 0 48 0 72 0-60 237-62 251-62 268 0 46 31 77 76 77 86 0 134-122 134-129 0-8-7-8-9-8-10 0-10 3-15 10-36 88-79 108-107 108-20 0-27-10-27-39 0-19 3-26 5-40 21-83 42-165 62-247z">
              <text:p/>
            </draw:path>
            <draw:path draw:style-name="gr4" draw:text-style-name="P4" draw:layer="layout" svg:width="0.195cm" svg:height="0.839cm" svg:x="26.307cm" svg:y="2.762cm" svg:viewBox="0 0 196 840" svg:d="M196 419c0-65-9-165-55-261-50-103-124-158-131-158-5 0-10 5-10 10 0 2 0 2 17 19 81 81 129 215 129 390 0 144-31 292-134 397-12 12-12 12-12 15 0 4 5 9 10 9 7 0 83-57 134-165 43-91 52-184 52-256z">
              <text:p/>
            </draw:path>
          </draw:g>
        </draw:g>
        <draw:line draw:style-name="gr5" draw:text-style-name="P2" draw:layer="layout" svg:x1="23.746cm" svg:y1="1.27cm" svg:x2="24.762cm" svg:y2="1.27cm">
          <text:p/>
        </draw:line>
        <draw:line draw:style-name="gr6" draw:text-style-name="P2" draw:layer="layout" svg:x1="23.746cm" svg:y1="2.27cm" svg:x2="24.762cm" svg:y2="2.27cm">
          <text:p/>
        </draw:line>
        <draw:line draw:style-name="gr7" draw:text-style-name="P2" draw:layer="layout" svg:x1="23.746cm" svg:y1="3.27cm" svg:x2="24.762cm" svg:y2="3.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00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30T18:06:24.036388721</dc:date>
    <meta:editing-duration>PT1M6S</meta:editing-duration>
    <meta:editing-cycles>1</meta:editing-cycles>
    <meta:document-statistic meta:object-count="41"/>
    <meta:generator>LibreOffice/6.4.7.2$Linux_X86_64 LibreOffice_project/40$Build-2</meta:generator>
  </office:meta>
</office:document-meta>
</file>